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2000000867858A64F2928988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378cm" fo:margin-left="-0.764cm" table:align="left" style:writing-mode="lr-tb"/>
    </style:style>
    <style:style style:name="Table1.A" style:family="table-column">
      <style:table-column-properties style:column-width="5.459cm"/>
    </style:style>
    <style:style style:name="Table1.B" style:family="table-column">
      <style:table-column-properties style:column-width="3.933cm"/>
    </style:style>
    <style:style style:name="Table1.C" style:family="table-column">
      <style:table-column-properties style:column-width="1.5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0.776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4" style:family="table-row">
      <style:table-row-properties style:min-row-height="6.578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normal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920453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6e2bb" officeooo:paragraph-rsid="0096e2bb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72cea" officeooo:paragraph-rsid="00972cea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58ccd7" officeooo:paragraph-rsid="0058ccd7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dbe28" officeooo:paragraph-rsid="008dbe28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2c368" officeooo:paragraph-rsid="0092c36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93e314" officeooo:paragraph-rsid="0093e31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337b5a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17156" officeooo:paragraph-rsid="008ed666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8ed666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920453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0453" officeooo:paragraph-rsid="00920453" style:font-weight-asian="bold" style:font-weight-complex="bold"/>
    </style:style>
    <style:style style:name="P16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92c36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language="es" fo:country="AR" fo:font-weight="bold" style:font-weight-asian="bold"/>
    </style:style>
    <style:style style:name="P19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36975e" style:font-weight-asian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8ccd7" style:font-weight-asian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9544af" style:font-weight-asian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eb117" style:font-weight-asian="bold"/>
    </style:style>
    <style:style style:name="P23" style:family="paragraph" style:parent-style-name="Standard">
      <style:paragraph-properties fo:text-align="justify" style:justify-single-word="false"/>
      <style:text-properties fo:language="es" fo:country="AR" fo:font-weight="bold" officeooo:paragraph-rsid="0036975e" style:font-weight-asian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58ccd7" officeooo:paragraph-rsid="0058ccd7" style:font-weight-asian="bold"/>
    </style:style>
    <style:style style:name="P25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ab551" officeooo:paragraph-rsid="009544af" style:font-weight-asian="bold"/>
    </style:style>
    <style:style style:name="P26" style:family="paragraph" style:parent-style-name="Standard">
      <style:paragraph-properties fo:text-align="justify" style:justify-single-word="false"/>
      <style:text-properties fo:language="es" fo:country="AR" fo:font-weight="bold" officeooo:rsid="004b859f" officeooo:paragraph-rsid="004b859f" style:font-weight-asian="bold"/>
    </style:style>
    <style:style style:name="P27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92c368" style:font-weight-asian="bold"/>
    </style:style>
    <style:style style:name="P28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/>
    </style:style>
    <style:style style:name="P30" style:family="paragraph" style:parent-style-name="Standard">
      <style:paragraph-properties fo:text-align="justify" style:justify-single-word="false"/>
      <style:text-properties fo:language="es" fo:country="AR"/>
    </style:style>
    <style:style style:name="P31" style:family="paragraph" style:parent-style-name="Standard">
      <style:paragraph-properties fo:text-align="justify" style:justify-single-word="false" style:snap-to-layout-grid="false"/>
      <style:text-properties fo:language="es" fo:country="AR"/>
    </style:style>
    <style:style style:name="P32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36975e"/>
    </style:style>
    <style:style style:name="P33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8ab551"/>
    </style:style>
    <style:style style:name="P34" style:family="paragraph" style:parent-style-name="Standard">
      <style:paragraph-properties fo:text-align="justify" style:justify-single-word="false"/>
      <style:text-properties fo:language="es" fo:country="AR" officeooo:paragraph-rsid="0036975e"/>
    </style:style>
    <style:style style:name="P35" style:family="paragraph" style:parent-style-name="Standard">
      <style:paragraph-properties fo:text-align="justify" style:justify-single-word="false" style:snap-to-layout-grid="false"/>
      <style:text-properties fo:language="es" fo:country="AR" officeooo:rsid="00089de3" officeooo:paragraph-rsid="0036975e"/>
    </style:style>
    <style:style style:name="P36" style:family="paragraph" style:parent-style-name="Standard">
      <style:paragraph-properties fo:text-align="justify" style:justify-single-word="false"/>
      <style:text-properties fo:language="es" fo:country="AR" officeooo:rsid="0009e7d3"/>
    </style:style>
    <style:style style:name="P37" style:family="paragraph" style:parent-style-name="Standard">
      <style:paragraph-properties fo:text-align="justify" style:justify-single-word="false" style:snap-to-layout-grid="false"/>
      <style:text-properties fo:language="es" fo:country="AR" officeooo:rsid="0009e7d3"/>
    </style:style>
    <style:style style:name="P38" style:family="paragraph" style:parent-style-name="Standard">
      <style:paragraph-properties fo:text-align="justify" style:justify-single-word="false"/>
      <style:text-properties fo:language="es" fo:country="AR" officeooo:rsid="008dbe28" officeooo:paragraph-rsid="008dbe28"/>
    </style:style>
    <style:style style:name="P39" style:family="paragraph" style:parent-style-name="Standard">
      <style:paragraph-properties fo:text-align="justify" style:justify-single-word="false" style:snap-to-layout-grid="false"/>
      <style:text-properties fo:language="es" fo:country="AR" officeooo:rsid="00b964f4" officeooo:paragraph-rsid="00b964f4"/>
    </style:style>
    <style:style style:name="P40" style:family="paragraph" style:parent-style-name="Standard">
      <style:paragraph-properties fo:text-align="justify" style:justify-single-word="false" style:snap-to-layout-grid="false"/>
      <style:text-properties fo:font-size="16pt" fo:language="es" fo:country="AR" fo:font-style="italic" fo:font-weight="bold" officeooo:rsid="0009e7d3" style:font-size-asian="16pt" style:font-style-asian="italic" style:font-weight-asian="bold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 style:snap-to-layout-grid="false"/>
    </style:style>
    <style:style style:name="P43" style:family="paragraph" style:parent-style-name="Standard">
      <style:paragraph-properties fo:margin-left="0.009cm" fo:margin-right="0.379cm" fo:text-align="justify" style:justify-single-word="false" fo:text-indent="0cm" style:auto-text-indent="false">
        <style:tab-stops/>
      </style:paragraph-properties>
      <style:text-properties fo:language="es" fo:country="AR" fo:font-weight="bold" officeooo:rsid="00100b40" officeooo:paragraph-rsid="001773c2" style:font-weight-asian="bold" style:font-weight-complex="bold"/>
    </style:style>
    <style:style style:name="P44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language="es" fo:country="AR" fo:font-weight="bold" style:font-weight-asian="bold"/>
    </style:style>
    <style:style style:name="P45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language="es" fo:country="AR" fo:font-weight="bold" officeooo:paragraph-rsid="00b030f3" style:font-weight-asian="bold"/>
    </style:style>
    <style:style style:name="P46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fo:font-weight="bold" officeooo:rsid="009246c1" officeooo:paragraph-rsid="00ab05b2" style:font-weight-asian="bold" style:font-weight-complex="bold"/>
    </style:style>
    <style:style style:name="P47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9246c1"/>
    </style:style>
    <style:style style:name="P48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ab05b2"/>
    </style:style>
    <style:style style:name="P49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ace713"/>
    </style:style>
    <style:style style:name="P50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a7abaf" officeooo:paragraph-rsid="00b5b342"/>
    </style:style>
    <style:style style:name="P51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officeooo:paragraph-rsid="00a871b7"/>
    </style:style>
    <style:style style:name="P52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officeooo:paragraph-rsid="00ad0da0"/>
    </style:style>
    <style:style style:name="P53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officeooo:paragraph-rsid="00ae7216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language="es" fo:country="AR" officeooo:rsid="0058ccd7" officeooo:paragraph-rsid="0058ccd7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fo:language="es" fo:country="AR" officeooo:rsid="009246c1" officeooo:paragraph-rsid="009246c1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fo:language="es" fo:country="AR" officeooo:rsid="009246c1" officeooo:paragraph-rsid="00ace713"/>
    </style:style>
    <style:style style:name="P57" style:family="paragraph" style:parent-style-name="Texto_20_independiente_20_3">
      <style:paragraph-properties style:snap-to-layout-grid="false"/>
      <style:text-properties fo:language="es" fo:country="AR"/>
    </style:style>
    <style:style style:name="P58" style:family="paragraph" style:parent-style-name="Standard">
      <loext:graphic-properties draw:fill="none"/>
      <style:paragraph-properties fo:margin-left="5.2cm" fo:margin-right="0.4cm" fo:text-align="start" style:justify-single-word="false" fo:orphans="2" fo:widows="2" fo:text-indent="-5.2cm" style:auto-text-indent="false" fo:background-color="transparent" style:snap-to-layout-grid="false" style:writing-mode="lr-tb"/>
      <style:text-properties officeooo:paragraph-rsid="00b01254"/>
    </style:style>
    <style:style style:name="P59" style:family="paragraph" style:parent-style-name="Standard">
      <loext:graphic-properties draw:fill="none"/>
      <style:paragraph-properties fo:margin-left="5.2cm" fo:margin-right="0.4cm" fo:text-align="start" style:justify-single-word="false" fo:orphans="2" fo:widows="2" fo:text-indent="-5.2cm" style:auto-text-indent="false" fo:background-color="transparent" style:snap-to-layout-grid="false" style:writing-mode="lr-tb"/>
      <style:text-properties officeooo:paragraph-rsid="00b5b342"/>
    </style:style>
    <style:style style:name="P60" style:family="paragraph" style:parent-style-name="Standard">
      <loext:graphic-properties draw:fill="none"/>
      <style:paragraph-properties fo:margin-left="5.2cm" fo:margin-right="0.4cm" fo:text-align="start" style:justify-single-word="false" fo:orphans="2" fo:widows="2" fo:text-indent="-5.2cm" style:auto-text-indent="false" fo:background-color="transparent" style:snap-to-layout-grid="false" style:writing-mode="lr-tb"/>
      <style:text-properties style:use-window-font-color="true" loext:opacity="0%" style:font-name="Times New Roman" fo:font-size="12pt" fo:language="es" fo:country="AR" officeooo:rsid="00ace713" officeooo:paragraph-rsid="00b5b342" style:font-name-asian="Times New Roman" style:font-size-asian="12pt" style:font-name-complex="Times New Roman" style:font-size-complex="10pt" style:language-complex="ar" style:country-complex="SA"/>
    </style:style>
    <style:style style:name="P61" style:family="paragraph" style:parent-style-name="Standard">
      <loext:graphic-properties draw:fill="none"/>
      <style:paragraph-properties fo:margin-left="0cm" fo:margin-right="0.4cm" fo:text-align="start" style:justify-single-word="false" fo:orphans="2" fo:widows="2" fo:text-indent="0cm" style:auto-text-indent="false" fo:background-color="transparent" style:snap-to-layout-grid="false" style:writing-mode="lr-tb"/>
      <style:text-properties officeooo:paragraph-rsid="00b01254"/>
    </style:style>
    <style:style style:name="P62" style:family="paragraph" style:parent-style-name="Standard" style:list-style-name="L2">
      <style:paragraph-properties fo:text-align="justify" style:justify-single-word="false" style:snap-to-layout-grid="false"/>
      <style:text-properties officeooo:paragraph-rsid="00ab05b2"/>
    </style:style>
    <style:style style:name="P63" style:family="paragraph" style:parent-style-name="Standard" style:list-style-name="L2">
      <style:paragraph-properties fo:text-align="justify" style:justify-single-word="false" style:snap-to-layout-grid="false"/>
      <style:text-properties officeooo:paragraph-rsid="00bc7b45"/>
    </style:style>
    <style:style style:name="P64" style:family="paragraph" style:parent-style-name="Standard" style:list-style-name="L2">
      <style:paragraph-properties fo:text-align="justify" style:justify-single-word="false" style:snap-to-layout-grid="false"/>
      <style:text-properties officeooo:rsid="00ab05b2" officeooo:paragraph-rsid="00ab05b2"/>
    </style:style>
    <style:style style:name="P65" style:family="paragraph" style:parent-style-name="Standard" style:list-style-name="L2">
      <style:paragraph-properties fo:text-align="justify" style:justify-single-word="false" style:snap-to-layout-grid="false"/>
      <style:text-properties officeooo:rsid="00ab05b2" officeooo:paragraph-rsid="00bc7b45"/>
    </style:style>
    <style:style style:name="P66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2c368" officeooo:paragraph-rsid="00ab05b2" style:font-weight-asian="normal" style:font-weight-complex="normal"/>
    </style:style>
    <style:style style:name="P67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2c368" officeooo:paragraph-rsid="00bc7b45" style:font-weight-asian="normal" style:font-weight-complex="normal"/>
    </style:style>
    <style:style style:name="P68" style:family="paragraph" style:parent-style-name="Standard" style:list-style-name="L2">
      <style:paragraph-properties fo:text-align="justify" style:justify-single-word="false" style:snap-to-layout-grid="false"/>
      <style:text-properties fo:language="es" fo:country="AR" fo:font-weight="normal" officeooo:rsid="00ab05b2" officeooo:paragraph-rsid="00ab05b2" style:font-weight-asian="normal" style:font-weight-complex="normal"/>
    </style:style>
    <style:style style:name="P69" style:family="paragraph" style:parent-style-name="Standard" style:list-style-name="WW8Num8">
      <style:text-properties fo:language="es" fo:country="AR" officeooo:rsid="0041b2fa"/>
    </style:style>
    <style:style style:name="P70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/>
    </style:style>
    <style:style style:name="P71" style:family="paragraph" style:parent-style-name="Standard" style:list-style-name="WW8Num8">
      <style:text-properties officeooo:paragraph-rsid="008ed666"/>
    </style:style>
    <style:style style:name="P72" style:family="paragraph" style:parent-style-name="Standard" style:list-style-name="WW8Num8">
      <style:text-properties officeooo:paragraph-rsid="009a319d"/>
    </style:style>
    <style:style style:name="P73" style:family="paragraph" style:parent-style-name="Standard" style:list-style-name="WW8Num8">
      <style:text-properties officeooo:paragraph-rsid="0093e314"/>
    </style:style>
    <style:style style:name="P74" style:family="paragraph" style:parent-style-name="Standard" style:list-style-name="WW8Num8">
      <style:text-properties fo:language="en" fo:country="GB" officeooo:rsid="0041b2fa" officeooo:paragraph-rsid="008ed666"/>
    </style:style>
    <style:style style:name="P75" style:family="paragraph" style:parent-style-name="Standard" style:list-style-name="L1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b20edf"/>
    </style:style>
    <style:style style:name="P76" style:family="paragraph" style:parent-style-name="Standard" style:list-style-name="L1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ace713" officeooo:paragraph-rsid="00ace713"/>
    </style:style>
    <style:style style:name="P77" style:family="paragraph" style:parent-style-name="Standard" style:list-style-name="L1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ace713" officeooo:paragraph-rsid="00b20edf"/>
    </style:style>
    <style:style style:name="P78" style:family="paragraph" style:parent-style-name="Standard" style:list-style-name="L1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bb68a1" officeooo:paragraph-rsid="00bb68a1"/>
    </style:style>
    <style:style style:name="P79" style:family="paragraph" style:parent-style-name="Standard" style:list-style-name="L1">
      <style:paragraph-properties fo:margin-left="0cm" fo:margin-right="0.376cm" fo:text-align="start" style:justify-single-word="false" fo:text-indent="0cm" style:auto-text-indent="false" style:snap-to-layout-grid="false"/>
      <style:text-properties fo:language="es" fo:country="AR" officeooo:rsid="009246c1" officeooo:paragraph-rsid="00b20edf"/>
    </style:style>
    <style:style style:name="P80" style:family="paragraph" style:parent-style-name="Standard" style:list-style-name="L1">
      <style:paragraph-properties fo:margin-left="0cm" fo:margin-right="0.376cm" fo:text-align="start" style:justify-single-word="false" fo:text-indent="0cm" style:auto-text-indent="false" style:snap-to-layout-grid="false"/>
      <style:text-properties fo:language="es" fo:country="AR" officeooo:rsid="00ace713" officeooo:paragraph-rsid="00b20edf"/>
    </style:style>
    <style:style style:name="P81" style:family="paragraph">
      <style:paragraph-properties fo:text-align="center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s" fo:country="AR" fo:font-weight="bold" officeooo:rsid="009246c1" style:font-weight-asian="bold" style:font-weight-complex="bold"/>
    </style:style>
    <style:style style:name="T4" style:family="text">
      <style:text-properties fo:language="es" fo:country="AR" fo:font-weight="bold" officeooo:rsid="00b964f4" style:font-weight-asian="bold"/>
    </style:style>
    <style:style style:name="T5" style:family="text">
      <style:text-properties fo:language="es" fo:country="AR" officeooo:rsid="009655a8"/>
    </style:style>
    <style:style style:name="T6" style:family="text">
      <style:text-properties fo:language="es" fo:country="AR" officeooo:rsid="009246c1"/>
    </style:style>
    <style:style style:name="T7" style:family="text">
      <style:text-properties fo:language="es" fo:country="AR" officeooo:rsid="00a7abaf"/>
    </style:style>
    <style:style style:name="T8" style:family="text">
      <style:text-properties fo:language="es" fo:country="AR" fo:font-style="italic" officeooo:rsid="00a7abaf" style:font-style-asian="italic" style:font-style-complex="italic"/>
    </style:style>
    <style:style style:name="T9" style:family="text">
      <style:text-properties fo:language="es" fo:country="AR" fo:font-weight="normal" officeooo:rsid="0092c368" style:font-weight-asian="normal" style:font-weight-complex="normal"/>
    </style:style>
    <style:style style:name="T10" style:family="text">
      <style:text-properties fo:language="es" fo:country="AR" fo:font-weight="normal" officeooo:rsid="00ab05b2" style:font-weight-asian="normal" style:font-weight-complex="normal"/>
    </style:style>
    <style:style style:name="T11" style:family="text">
      <style:text-properties fo:language="es" fo:country="AR" fo:font-weight="normal" officeooo:rsid="00bc7b45" style:font-weight-asian="normal" style:font-weight-complex="normal"/>
    </style:style>
    <style:style style:name="T12" style:family="text">
      <style:text-properties fo:language="es" fo:country="AR" officeooo:rsid="00ace713"/>
    </style:style>
    <style:style style:name="T13" style:family="text">
      <style:text-properties fo:language="es" fo:country="AR" officeooo:rsid="00ad0da0"/>
    </style:style>
    <style:style style:name="T14" style:family="text">
      <style:text-properties fo:language="es" fo:country="AR" officeooo:rsid="00ae7216"/>
    </style:style>
    <style:style style:name="T15" style:family="text">
      <style:text-properties fo:language="es" fo:country="AR" officeooo:rsid="00b01254"/>
    </style:style>
    <style:style style:name="T16" style:family="text">
      <style:text-properties fo:language="es" fo:country="AR" officeooo:rsid="00b5b342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ab05b2" style:font-weight-asian="bold" style:font-weight-complex="bold"/>
    </style:style>
    <style:style style:name="T20" style:family="text">
      <style:text-properties fo:font-weight="bold" officeooo:rsid="00b030f3" style:font-weight-asian="bold" style:font-weight-complex="bold"/>
    </style:style>
    <style:style style:name="T21" style:family="text">
      <style:text-properties fo:font-weight="bold" officeooo:rsid="00b1174e" style:font-weight-asian="bold" style:font-weight-complex="bold"/>
    </style:style>
    <style:style style:name="T22" style:family="text">
      <style:text-properties fo:font-weight="bold" officeooo:rsid="0036975e" style:font-weight-asian="bold"/>
    </style:style>
    <style:style style:name="T23" style:family="text">
      <style:text-properties fo:font-weight="bold" officeooo:rsid="0041b2fa" style:font-weight-asian="bold"/>
    </style:style>
    <style:style style:name="T24" style:family="text">
      <style:text-properties fo:font-weight="bold" officeooo:rsid="00ab05b2" style:font-weight-asian="bold"/>
    </style:style>
    <style:style style:name="T25" style:family="text">
      <style:text-properties fo:font-size="16pt" fo:font-style="italic" fo:font-weight="bold" style:font-size-asian="16pt" style:font-style-asian="italic" style:font-weight-asian="bold"/>
    </style:style>
    <style:style style:name="T26" style:family="text">
      <style:text-properties fo:font-size="16pt" fo:font-style="italic" fo:font-weight="bold" officeooo:rsid="008ab551" style:font-size-asian="16pt" style:font-style-asian="italic" style:font-weight-asian="bold"/>
    </style:style>
    <style:style style:name="T27" style:family="text">
      <style:text-properties officeooo:rsid="00089de3"/>
    </style:style>
    <style:style style:name="T28" style:family="text">
      <style:text-properties officeooo:rsid="0058ccd7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58ccd7" style:font-weight-asian="normal" style:font-weight-complex="normal"/>
    </style:style>
    <style:style style:name="T31" style:family="text">
      <style:text-properties fo:font-weight="normal" officeooo:rsid="008ab551" style:font-weight-asian="normal" style:font-weight-complex="normal"/>
    </style:style>
    <style:style style:name="T32" style:family="text">
      <style:text-properties fo:font-weight="normal" officeooo:rsid="00920453" style:font-weight-asian="normal" style:font-weight-complex="normal"/>
    </style:style>
    <style:style style:name="T33" style:family="text">
      <style:text-properties fo:font-weight="normal" officeooo:rsid="0096480f" style:font-weight-asian="normal" style:font-weight-complex="normal"/>
    </style:style>
    <style:style style:name="T34" style:family="text">
      <style:text-properties fo:font-weight="normal" officeooo:rsid="009655a8" style:font-weight-asian="normal" style:font-weight-complex="normal"/>
    </style:style>
    <style:style style:name="T35" style:family="text">
      <style:text-properties fo:font-weight="normal" officeooo:rsid="0096e2bb" style:font-weight-asian="normal" style:font-weight-complex="normal"/>
    </style:style>
    <style:style style:name="T36" style:family="text">
      <style:text-properties officeooo:rsid="0059b77f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3e314" style:text-blinking="fals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a488a7" style:text-blinking="fals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Courier 10 Pitch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super 58%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1" fo:language="es" fo:country="AR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880ef6"/>
    </style:style>
    <style:style style:name="T45" style:family="text">
      <style:text-properties officeooo:rsid="008ab551"/>
    </style:style>
    <style:style style:name="T46" style:family="text">
      <style:text-properties officeooo:rsid="008c55b7"/>
    </style:style>
    <style:style style:name="T47" style:family="text">
      <style:text-properties officeooo:rsid="009020b7"/>
    </style:style>
    <style:style style:name="T48" style:family="text">
      <style:text-properties officeooo:rsid="00917156"/>
    </style:style>
    <style:style style:name="T49" style:family="text">
      <style:text-properties officeooo:rsid="00920453"/>
    </style:style>
    <style:style style:name="T50" style:family="text">
      <style:text-properties officeooo:rsid="00967b40"/>
    </style:style>
    <style:style style:name="T51" style:family="text">
      <style:text-properties officeooo:rsid="0096e2bb"/>
    </style:style>
    <style:style style:name="T52" style:family="text">
      <style:text-properties officeooo:rsid="0098db2a"/>
    </style:style>
    <style:style style:name="T53" style:family="text">
      <style:text-properties officeooo:rsid="009a319d"/>
    </style:style>
    <style:style style:name="T54" style:family="text">
      <style:text-properties officeooo:rsid="00a42a30"/>
    </style:style>
    <style:style style:name="T55" style:family="text">
      <style:text-properties officeooo:rsid="00a4908b"/>
    </style:style>
    <style:style style:name="T56" style:family="text">
      <style:text-properties style:use-window-font-color="true" loext:opacity="0%" style:font-name="Times New Roman" fo:font-size="12pt" fo:language="es" fo:country="AR" officeooo:rsid="00a69280" style:font-name-asian="Times New Roman" style:font-size-asian="12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2pt" fo:language="es" fo:country="AR" officeooo:rsid="009655a8" style:font-name-asian="Times New Roman" style:font-size-asian="12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2pt" fo:language="es" fo:country="AR" officeooo:rsid="00a7abaf" style:font-name-asian="Times New Roman" style:font-size-asian="12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2pt" fo:language="es" fo:country="AR" officeooo:rsid="00a871b7" style:font-name-asian="Times New Roman" style:font-size-asian="12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2pt" fo:language="es" fo:country="AR" officeooo:rsid="00ace713" style:font-name-asian="Times New Roman" style:font-size-asian="12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2pt" fo:language="es" fo:country="AR" officeooo:rsid="00b01254" style:font-name-asian="Times New Roman" style:font-size-asian="12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2pt" fo:language="es" fo:country="AR" officeooo:rsid="00b5b342" style:font-name-asian="Times New Roman" style:font-size-asian="12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2pt" fo:language="es" fo:country="AR" officeooo:rsid="00b964f4" style:font-name-asian="Times New Roman" style:font-size-asian="12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2pt" fo:language="es" fo:country="AR" officeooo:rsid="00b97085" style:font-name-asian="Times New Roman" style:font-size-asian="12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2pt" fo:language="es" fo:country="AR" officeooo:rsid="00bb68a1" style:font-name-asian="Times New Roman" style:font-size-asian="12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2pt" fo:language="es" fo:country="AR" fo:font-weight="normal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67" style:family="text">
      <style:text-properties style:use-window-font-color="true" loext:opacity="0%" style:font-name="Times New Roman" fo:font-size="12pt" fo:language="es" fo:country="AR" fo:font-weight="normal" officeooo:rsid="00ab05b2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68" style:family="text">
      <style:text-properties style:use-window-font-color="true" loext:opacity="0%" style:font-name="Times New Roman" fo:font-size="12pt" fo:language="es" fo:country="AR" fo:font-weight="normal" officeooo:rsid="00ace713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69" style:family="text">
      <style:text-properties style:use-window-font-color="true" loext:opacity="0%" style:font-name="Times New Roman" fo:font-size="12pt" fo:language="es" fo:country="AR" fo:font-weight="normal" officeooo:rsid="00b01254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70" style:family="text">
      <style:text-properties style:use-window-font-color="true" loext:opacity="0%" style:font-name="Times New Roman" fo:font-size="12pt" fo:language="es" fo:country="AR" fo:font-weight="normal" officeooo:rsid="00b5b342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71" style:family="text">
      <style:text-properties style:use-window-font-color="true" loext:opacity="0%" style:font-name="Times New Roman" fo:font-size="12pt" fo:language="es" fo:country="AR" fo:font-weight="normal" officeooo:rsid="00bc7b45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72" style:family="text">
      <style:text-properties style:use-window-font-color="true" loext:opacity="0%" style:font-name="Times New Roman" fo:font-size="12pt" fo:language="es" fo:country="AR" fo:font-weight="bold" officeooo:rsid="00a871b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73" style:family="text">
      <style:text-properties style:use-window-font-color="true" loext:opacity="0%" style:font-name="Times New Roman" fo:font-size="12pt" fo:language="es" fo:country="AR" fo:font-weight="bold" officeooo:rsid="00a7abaf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74" style:family="text">
      <style:text-properties style:use-window-font-color="true" loext:opacity="0%" style:font-name="Times New Roman" fo:font-size="12pt" officeooo:rsid="00bb68a1" style:font-name-asian="Times New Roman" style:font-size-asian="12pt" style:font-name-complex="Times New Roman" style:font-size-complex="10pt" style:language-complex="ar" style:country-complex="SA"/>
    </style:style>
    <style:style style:name="T75" style:family="text">
      <style:text-properties officeooo:rsid="00a871b7"/>
    </style:style>
    <style:style style:name="T76" style:family="text">
      <style:text-properties officeooo:rsid="00ab05b2"/>
    </style:style>
    <style:style style:name="T77" style:family="text">
      <style:text-properties officeooo:rsid="00ace713"/>
    </style:style>
    <style:style style:name="T78" style:family="text">
      <style:text-properties officeooo:rsid="00b030f3"/>
    </style:style>
    <style:style style:name="T79" style:family="text">
      <style:text-properties officeooo:rsid="009246c1" style:font-weight-complex="bold"/>
    </style:style>
    <style:style style:name="T80" style:family="text">
      <style:text-properties officeooo:rsid="00b030f3" style:font-weight-complex="bold"/>
    </style:style>
    <style:style style:name="T81" style:family="text">
      <style:text-properties officeooo:rsid="00b20edf"/>
    </style:style>
    <style:style style:name="T82" style:family="text">
      <style:text-properties officeooo:rsid="00b5b342"/>
    </style:style>
    <style:style style:name="T83" style:family="text">
      <style:text-properties officeooo:rsid="00b6292b"/>
    </style:style>
    <style:style style:name="T84" style:family="text">
      <style:text-properties officeooo:rsid="00bb68a1"/>
    </style:style>
    <style:style style:name="T85" style:family="text">
      <style:text-properties style:text-underline-style="none" officeooo:rsid="00bb68a1"/>
    </style:style>
    <style:style style:name="T86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table:number-columns-spanned="4" office:value-type="string">
            <text:p text:style-name="P19"/>
            <text:p text:style-name="P32"><text:span text:style-name="T22">D</text:span><text:span text:style-name="T17">EPARTAMENTO</text:span><text:span text:style-name="T18">:</text:span> <text:span text:style-name="T27">Ingeniería de Computadoras</text:span></text:p>
            <text:p text:style-name="P3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4"/>
            <text:p text:style-name="P20"><text:span text:style-name="T28">ÁREA:</text:span><text:span text:style-name="T30"> </text:span><text:span text:style-name="T33">Sistemas Operativo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8"/>
            <text:p text:style-name="P31"><text:span text:style-name="T17">ASIGNATURA</text:span>:<text:span text:style-name="T25"> </text:span><text:span text:style-name="T26">Automatización y Scripting</text:span></text:p>
            <text:p text:style-name="P40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18"/>
            <text:p text:style-name="P21">CARRERA: </text:p>
            <text:p text:style-name="P25">Tecnicatura Universitaria en Administración de Sistemas y Software Libre</text:p>
            <text:p text:style-name="P18"><draw:line text:anchor-type="paragraph" draw:z-index="8" draw:name="Shape1" draw:style-name="gr1" draw:text-style-name="P81" svg:x1="9.329cm" svg:y1="-0.743cm" svg:x2="16.261cm" svg:y2="-0.743cm"><text:p/></draw:line></text:p>
          </table:table-cell>
          <table:covered-table-cell/>
          <table:table-cell table:style-name="Table1.A2" table:number-columns-spanned="2" office:value-type="string">
            <text:p text:style-name="P18"/>
            <text:p text:style-name="P33"><text:span text:style-name="T17">PLAN</text:span>: <text:span text:style-name="T45">0895/2012</text:span></text:p>
            <text:p text:style-name="P33"/>
            <text:p text:style-name="P39"><text:span text:style-name="T18">AÑO (vigencia programa):</text:span> 20<text:span text:style-name="T74">21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18"/>
            <text:p text:style-name="P42"><text:span text:style-name="T2">CUATRIMESTRE</text:span><text:span text:style-name="T1">: </text:span><text:span text:style-name="T64">Primero</text:span></text:p>
            <text:p text:style-name="P31"/>
          </table:table-cell>
          <table:covered-table-cell/>
          <table:table-cell table:style-name="Table1.A2" table:number-columns-spanned="2" office:value-type="string">
            <text:p text:style-name="P18"/>
            <text:p text:style-name="P42"><text:span text:style-name="T2">AÑO </text:span><text:span text:style-name="T4">(plan estudio)</text:span><text:span text:style-name="T1">: </text:span><text:span text:style-name="T63">Segundo</text:span></text:p>
            <text:p text:style-name="P30"/>
          </table:table-cell>
          <table:covered-table-cell/>
        </table:table-row>
        <table:table-row table:style-name="Table1.6">
          <table:table-cell table:style-name="Table1.A2" table:number-columns-spanned="4" office:value-type="string">
            <text:p text:style-name="P18"/>
            <text:p text:style-name="P22">EQUIPO DE CÁTEDRA: <text:s/><text:span text:style-name="T31">Ing. Miriam Lechner, </text:span><text:span text:style-name="T34">Lic. Hugo Fernández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31"><text:span text:style-name="T17"><text:line-break/>HORAS Y HORARIOS DE CLASE TOTALES</text:span>: <text:span text:style-name="T46">64</text:span></text:p>
            <text:p text:style-name="P37"/>
            <text:p text:style-name="P41"><text:span text:style-name="T1">HORAS Y HORARIOS DE TEORÍA: </text:span><text:span text:style-name="T5">2 hora semanal. </text:span><text:span text:style-name="T65">Viernes</text:span><text:span text:style-name="T56"> </text:span><text:span text:style-name="T5">1</text:span><text:span text:style-name="T65">6</text:span><text:span text:style-name="T5">hs a </text:span><text:span text:style-name="T65">18</text:span><text:span text:style-name="T5">hs. <text:s/></text:span></text:p>
            <text:p text:style-name="P41"><text:span text:style-name="T1">HORAS Y HORARIOS DE LABORATORIO: </text:span><text:span text:style-name="T5">2 horas semanales. Viernes </text:span><text:span text:style-name="T57">1</text:span><text:span text:style-name="T65">8</text:span><text:span text:style-name="T5">hs a </text:span><text:span text:style-name="T65">20</text:span><text:span text:style-name="T5">hs. <text:s/></text:span></text:p>
            <text:p text:style-name="P30">HORAS ESTIMADAS EXTRACLASE DE DEDICACION DEL ALUMNO/<text:span text:style-name="T82">A</text:span>: <text:span text:style-name="T46">6hs.</text:span></text:p>
            <text:p text:style-name="P36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57"><text:span text:style-name="T17"><text:line-break/>OBJETIVOS DE LA MATERIA</text:span>: </text:p>
            <text:p text:style-name="P57"/>
            <text:p text:style-name="P38"><text:span text:style-name="T50">Conocer</text:span> los principios generales de la programación <text:span text:style-name="T50">de scripts</text:span>. Comprender los conceptos básicos de la “Automatización de Tareas” en la administración de sistemas, utilizando scripts. <text:span text:style-name="T50">Compresión de scripts de sistema existentes. 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18"><text:line-break/>CONTENIDOS MINIMOS (según plan de estudios): </text:p>
            <text:p text:style-name="P18"/>
            <text:p text:style-name="P7">Técnicas y principios de scripting. Comandos Unix/Linux útiles. Programación con scripts para la automatización de tareas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18"><text:line-break/>PROGRAMA ANALÍTICO:</text:p>
            <text:p text:style-name="P13"/>
            <text:p text:style-name="P13">1<text:span text:style-name="T47">)</text:span> Introducción a la programación de scripts <text:span text:style-name="T47">en BASH</text:span></text:p>
            <text:p text:style-name="P2"><text:span text:style-name="T47">Archivos de configuración. Escritura de programa scripts.</text:span> <text:span text:style-name="T47">Ejecución de scripts. Filosofía UNIX en la programación. Redirección de E/S estándar y error estándar. Pipes. Consideraciones de portabilidad. </text:span></text:p>
            <text:p text:style-name="P2"/>
            <text:p text:style-name="P13"><text:soft-page-break/><text:span text:style-name="T47">2)</text:span> <text:span text:style-name="T48">Componentes del Lenguaje de scripts</text:span></text:p>
            <text:p text:style-name="P11">Variables. Utilización de Variables. Alcance de las Variables. Comillas. Palabras Reservadas.</text:p>
            <text:p text:style-name="P4">Estructuras de control: repetitivas, condicionales, case. Funciones y sus argumentos. Bloques de sentencias. Órdenes internas del shell. </text:p>
            <text:p text:style-name="P15"/>
            <text:p text:style-name="P13"><text:span text:style-name="T47">4)</text:span> Scripting avanzado</text:p>
            <text:p text:style-name="P5">Interacción con el usuario: read. Subshell. Listas. Parámetros posicion<text:span text:style-name="T55">al</text:span>es. <text:span text:style-name="T54">Trazado</text:span>. <text:s/><text:span text:style-name="T52">Análisis y comprensión de scripts de sistema. Here documents. </text:span></text:p>
            <text:p text:style-name="P12"/>
            <text:p text:style-name="P14"><text:span text:style-name="T47">5)</text:span> <text:span text:style-name="T49">Ejecución periódica de comandos</text:span></text:p>
            <text:p text:style-name="P14"><text:span text:style-name="T35">Herramientas: </text:span><text:span text:style-name="T32">c</text:span><text:span text:style-name="T29">ron, </text:span><text:span text:style-name="T35">anacron y at. </text:span></text:p>
            <text:p text:style-name="P3"/>
            <text:p text:style-name="P13"><text:span text:style-name="T47">6)</text:span> <text:span text:style-name="T51">Filtros y otros lenguajes de scripting</text:span></text:p>
            <text:p text:style-name="P4">Expresiones regulares. <text:span text:style-name="T52">Herramienta find.</text:span> Herramienta sed. Familia grep. Lenguajes: awk, perl (usos). </text:p>
            <text:p text:style-name="P43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44"/>
            <text:p text:style-name="P45">PROPUESTA METODOLÓGICA <text:span text:style-name="T78">(</text:span><text:span text:style-name="T80">en contexto presencial</text:span><text:span text:style-name="T79"> </text:span><text:span text:style-name="T80">)</text:span>: </text:p>
            <text:p text:style-name="P47"/>
            <text:p text:style-name="P55">El contenido de la asignatura se divide en 6 temas, cada uno de ellos consistirá de una <text:span text:style-name="T53">varias clases teóricas</text:span> seguido de clases prácticas. </text:p>
            <text:p text:style-name="P47"/>
            <text:p text:style-name="P47"><text:span text:style-name="T18">Clases teóricas:</text:span> Estas clases tienen un máximo de una hora y media de duración. Se</text:p>
            <text:p text:style-name="P47">exponen los conceptos teóricos apoyados por ejemplos prácticos de programas ya</text:p>
            <text:p text:style-name="P51"><text:span text:style-name="T6">verificados. </text:span><text:span text:style-name="T7">También se utilizará la </text:span><text:span text:style-name="T58">e</text:span><text:span text:style-name="T7">laboración conjunta </text:span><text:span text:style-name="T8">problémica</text:span><text:span text:style-name="T7"> de los temas</text:span></text:p>
            <text:p text:style-name="P50">propuestos: se propone un problema a resolver mediante la interacción profesor/<text:span text:style-name="T82">a</text:span>-alumno/<text:span text:style-name="T82">a</text:span>.</text:p>
            <text:p text:style-name="P50">Se pretende con esto incentivar la investigación y la actividad creadora. <text:s/></text:p>
            <text:p text:style-name="P47"/>
            <text:p text:style-name="P47"><text:span text:style-name="T18">Clases prácticas:</text:span> estarán orientadas a resolver ejercicios planteados en la guía de trabajos </text:p>
            <text:p text:style-name="P59"><text:span text:style-name="T6">prácticos, donde el/</text:span><text:span text:style-name="T16">la</text:span><text:span text:style-name="T6"> alumno/</text:span><text:span text:style-name="T16">a</text:span><text:span text:style-name="T6"> deberá aplicar los conceptos aprendidos en las clases</text:span></text:p>
            <text:p text:style-name="P59"><text:span text:style-name="T6"><text:s/>teóricas. </text:span><text:span text:style-name="T58">A su vez se utilizará el planteo de problemas con el fin de promover la actividad </text:span></text:p>
            <text:p text:style-name="P59"><text:span text:style-name="T59">d</text:span><text:span text:style-name="T62">e </text:span><text:span text:style-name="T59">investigación</text:span><text:span text:style-name="T58"> propia del entorno laboral en </text:span><text:span text:style-name="T59">el que el administrador deberá desenvolverse</text:span><text:span text:style-name="T58">.</text:span></text:p>
            <text:p text:style-name="P59"><text:span text:style-name="T58"><text:s/></text:span><text:span text:style-name="T60">La entrega de los prácticos es de carácter obligatorio así como también los cuestionarios de</text:span></text:p>
            <text:p text:style-name="P60"><text:s/>auto-evaluación propuestos por cada práctico en la plataforma PEDCO. La nota de los</text:p>
            <text:p text:style-name="P59"><text:span text:style-name="T60"><text:s/>cuestionarios y trabajos prácticos no es vinculante al resultado final. </text:span><text:span text:style-name="T6"><text:s/></text:span></text:p>
            <text:p text:style-name="P47"/>
            <text:p text:style-name="P48"><text:span text:style-name="T17">PROPUESTA METODOLÓGICA </text:span><text:span text:style-name="T24">en</text:span> <text:span text:style-name="T18">Contexto de la pandemia Covid-19: </text:span></text:p>
            <text:p text:style-name="P46"/>
            <text:p text:style-name="P56">El contenido de la asignatura se divide en 6 temas, cada uno de ellos consistirá de una <text:span text:style-name="T53">varias clases teóricas</text:span> seguido de clases prácticas. </text:p>
            <text:p text:style-name="P49"/>
            <text:p text:style-name="P52"><text:span text:style-name="T3">Clases teóricas:</text:span><text:span text:style-name="T6"> </text:span><text:span text:style-name="T12">En uno o más videos, </text:span><text:span text:style-name="T13">utilizando el material de clase (presentaciones) y la</text:span></text:p>
            <text:p text:style-name="P52"><text:span text:style-name="T13">captura del escritorio de la docente a cargo junto a su voz</text:span><text:span text:style-name="T12">, </text:span><text:span text:style-name="T60">s</text:span><text:span text:style-name="T6">e exponen los conceptos</text:span></text:p>
            <text:p text:style-name="P52"><text:span text:style-name="T6">teóricos apoyados por ejemplos prácticos de programas ya verificados. </text:span><text:span text:style-name="T7">También se utilizará</text:span></text:p>
            <text:p text:style-name="P53"><text:span text:style-name="T7">la </text:span><text:span text:style-name="T58">e</text:span><text:span text:style-name="T7">laboración </text:span><text:span text:style-name="T8">problémica</text:span><text:span text:style-name="T7"> de los temas propuestos: </text:span><text:span text:style-name="T14">durante algunos videos, </text:span><text:span text:style-name="T7">se propone u</text:span><text:span text:style-name="T14">n </text:span></text:p>
            <text:p text:style-name="P53"><text:span text:style-name="T7">problema a resolver </text:span><text:span text:style-name="T12">que no se resuelve en el video sino que invita al/a la alumno/a a su </text:span></text:p>
            <text:p text:style-name="P53"><text:span text:style-name="T12">resolución</text:span><text:span text:style-name="T7">. Se pretende con esto incentivar la investigación y la actividad creadora. <text:s/></text:span></text:p>
            <text:p text:style-name="P49"><text:soft-page-break/></text:p>
            <text:p text:style-name="P49"><text:span text:style-name="T18">Clases prácticas:</text:span> estarán orientadas a resolver ejercicios planteados en la guía de trabajos </text:p>
            <text:p text:style-name="P58"><text:span text:style-name="T6">prácticos, donde el/</text:span><text:span text:style-name="T15">la</text:span><text:span text:style-name="T6"> alumno/</text:span><text:span text:style-name="T15">a</text:span><text:span text:style-name="T6"> deberá aplicar los conceptos aprendidos en las clases</text:span></text:p>
            <text:p text:style-name="P58"><text:span text:style-name="T6">teóricas. </text:span><text:span text:style-name="T58">A </text:span><text:span text:style-name="T61">s</text:span><text:span text:style-name="T58">u vez se utilizará el planteo de problemas con el fin de promover la actividad</text:span></text:p>
            <text:p text:style-name="P58"><text:span text:style-name="T59">de </text:span><text:span text:style-name="T72">investigación</text:span><text:span text:style-name="T73"> propia del entorno laboral en </text:span><text:span text:style-name="T72">el que el administrador deberá</text:span></text:p>
            <text:p text:style-name="P61"><text:span text:style-name="T72">desenvolverse</text:span><text:span text:style-name="T73">. </text:span><text:span text:style-name="T68">Estos trabajos prácticos son de carácter </text:span><text:span text:style-name="T69">NO </text:span><text:span text:style-name="T68">obligatorio, pero se invita al/a la alumno/a a entregarlos en tiempos pautados por la cátedra con el fin de establecer el ritmo estimado propuesto para el desarrollo de los temas en tiempo y forma. A su vez, se plantea un cuestionario, a través de la plataforma PEDCO, por cada uno de los prácticos entregados. Estos son de carácter </text:span><text:span text:style-name="T69">NO </text:span><text:span text:style-name="T68">obligatorio y tienen como doble fin: la </text:span><text:span text:style-name="T69">auto-evaluación</text:span><text:span text:style-name="T68"> del/</text:span><text:span text:style-name="T69">de la</text:span><text:span text:style-name="T68"> alumno/</text:span><text:span text:style-name="T69">a</text:span><text:span text:style-name="T68"> sobre los conceptos y habilidades adquiridas en el práctico y el entrenamiento del/de la alumno/a en el uso de la plataforma PEDCO con fines </text:span><text:span text:style-name="T69">de evaluación. </text:span></text:p>
            <text:p text:style-name="P47"/>
            <text:p text:style-name="P47"><text:span text:style-name="T18">Recursos de apoyo a la enseñanza </text:span><text:span text:style-name="T21">(</text:span><text:span text:style-name="T20">en contexto presencial</text:span><text:span text:style-name="T21">)</text:span>:</text:p>
            <text:p text:style-name="P47">1. Plataforma de Educación a Distancia del Comahue (PEDCO): se la utilizará como </text:p>
            <text:p text:style-name="P47">repositorio de material didáctico y también como herramienta de comunicación entre </text:p>
            <text:p text:style-name="P47">los docentes y alumnos/<text:span text:style-name="T83">as</text:span>, y entre los alumnos/<text:span text:style-name="T83">as.</text:span> </text:p>
            <text:p text:style-name="P47">2. Acceso a Internet desde computadoras de la Biblioteca y/o particulares de los alumnos. </text:p>
            <text:p text:style-name="P47">3. Proyector para el dictado de clases</text:p>
            <text:p text:style-name="P47"/>
            <text:p text:style-name="P48"><text:span text:style-name="T18">Recursos de apoyo a la enseñanza </text:span><text:span text:style-name="T19">en</text:span><text:span text:style-name="T18"> Contexto de la pandemia Covid-19</text:span>:</text:p>
            <text:list xml:id="list4121300941" text:style-name="L1">
              <text:list-item>
                <text:p text:style-name="P75">Plataforma de Educación a Distancia del Comahue (PEDCO): se la utilizará como</text:p>
                <text:p text:style-name="P79">repositorio de material didáctico y también como herramienta de comunicación entre los docentes y alumnos/<text:span text:style-name="T83">as</text:span>, y entre los alumno<text:span text:style-name="T77">s/</text:span><text:span text:style-name="T83">as</text:span><text:span text:style-name="T77">. </text:span></text:p>
              </text:list-item>
              <text:list-item>
                <text:p text:style-name="P76">Grupo de Telegram <text:span text:style-name="T84">(difusión y discusión)</text:span> para consulta sincrónica y asincrónica. </text:p>
              </text:list-item>
              <text:list-item>
                <text:p text:style-name="P78">Uso de videoconferencia (Google Meet education) para exposición de clases teóricas<text:line-break/>y consultas prácticas sincrónicas.</text:p>
              </text:list-item>
              <text:list-item>
                <text:p text:style-name="P77">Videos correspondiente a los temas desarrollados en los documentos de clase. Los </text:p>
                <text:p text:style-name="P80">mismos están <text:span text:style-name="T81">disponibles</text:span> a través del canal de YouTube asociado a la cuenta institucional <text:a xlink:type="simple" xlink:href="mailto:mtl@fi.uncoma.edu.ar" text:style-name="Internet_20_link" text:visited-style-name="Visited_20_Internet_20_Link">mtl@fi.uncoma.edu.ar</text:a> <text:span text:style-name="T84">y en el sitio institucional </text:span><text:a xlink:type="simple" xlink:href="https://videos.uncoma.edu.ar/" text:style-name="Internet_20_link" text:visited-style-name="Visited_20_Internet_20_Link"><text:span text:style-name="T85">videos.uncoma.edu.ar </text:span></text:a><text:span text:style-name="T84">(categoría /FAI/AYS/2021)</text:span></text:p>
              </text:list-item>
              <text:list-item>
                <text:p text:style-name="P77">Máquinas virtuales por alumno/a con acceso externo. En dichas máquinas el/la</text:p>
                <text:p text:style-name="P80">alumno/a posee permisos de administración que le permiten desarrollar los trabajos prácticos propuestos para el desarrollo de la materia. </text:p>
              </text:list-item>
            </text:list>
            <text:p text:style-name="P26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18"/>
            <text:p text:style-name="P18">CONDICIONES DE ACREDITACIÓN Y EVALUACIÓN:</text:p>
            <text:p text:style-name="P27"/>
            <text:p text:style-name="P8">El régimen de acreditación y evaluación permite tanto la aprobación del cursado como de </text:p>
            <text:p text:style-name="P8">promoción de la asignatura. Para aprobar el cursado, el alumno/<text:span text:style-name="T83">a</text:span> deberá aprobar un examen parcial teórico-práctico y un<text:span text:style-name="T75">o o varios</text:span> trabajo<text:span text:style-name="T75">s</text:span> práctico<text:span text:style-name="T75">s</text:span>, o sus instancias de recuperación, con una correctitud mínima del 60%. Para aprobar la promoción, el alumno/<text:span text:style-name="T83">a</text:span> deberá aprobar el examen parcial y el trabajo obligatorio; o sus instancias de recuperación, con una correctitud mínima del <text:span text:style-name="T53">7</text:span>0%. </text:p>
            <text:p text:style-name="P8">La nota final por promoción será calculada a partir de la media del total de notas obtenidas </text:p>
            <text:p text:style-name="P8">por el alumno/<text:span text:style-name="T83">a</text:span>. En caso de aprobación del cursado sin promoción, el alumno/<text:span text:style-name="T83">a</text:span> deberá rendir </text:p>
            <text:p text:style-name="P8">examen final teórico-práctico. La asistencia a clases no es obligatoria. </text:p>
            <text:p text:style-name="P8"><text:soft-page-break/></text:p>
            <text:p text:style-name="P8"/>
            <text:p text:style-name="P8"/>
            <text:p text:style-name="P16"/>
            <text:p text:style-name="P16">CONDICIONES DE ACREDITACIÓN Y EVALUACIÓN – CONTEXTO PANDEMIA Covid-19:</text:p>
            <text:list xml:id="list1285749596" text:style-name="L2">
              <text:list-item>
                <text:p text:style-name="P62"><text:span text:style-name="T9">Para aprobar el cursado: <text:s/>el/</text:span><text:span text:style-name="T10">la </text:span><text:span text:style-name="T9"><text:s/>alumno/</text:span><text:span text:style-name="T10">a</text:span><text:span text:style-name="T9"> deberá </text:span></text:p>
                <text:list>
                  <text:list-item>
                    <text:p text:style-name="P62"><text:span text:style-name="T70">E</text:span><text:span text:style-name="T9">ntregar, </text:span><text:span text:style-name="T10">aprobar y defender </text:span><text:span text:style-name="T67"><text:s/>un trabajo práctico obligatorio (con instancia recuperatoria). La defensa es a través de comunicación sincrónica en horario acordado con el/la alumno/a. </text:span></text:p>
                  </text:list-item>
                  <text:list-item>
                    <text:p text:style-name="P64"><text:span text:style-name="T67">A</text:span><text:span text:style-name="T66">probar un examen (o su correspondiente instancia recuperatoria) a través de la plataforma PEDCO. El mismo se establece en los horarios asignados a la cátedra. </text:span></text:p>
                  </text:list-item>
                </text:list>
              </text:list-item>
            </text:list>
            <text:p text:style-name="P66"/>
            <text:list xml:id="list180816212628935" text:continue-numbering="true" text:style-name="L2">
              <text:list-item>
                <text:p text:style-name="P63"><text:span text:style-name="T9">Para </text:span><text:span text:style-name="T71">promocionar</text:span><text:span text:style-name="T9"> el cursado: <text:s/>el/</text:span><text:span text:style-name="T10">la </text:span><text:span text:style-name="T9"><text:s/>alumno/</text:span><text:span text:style-name="T10">a</text:span><text:span text:style-name="T9"> deberá </text:span></text:p>
                <text:list>
                  <text:list-item>
                    <text:p text:style-name="P63"><text:span text:style-name="T70">E</text:span><text:span text:style-name="T9">ntregar, </text:span><text:span text:style-name="T10">aprobar y defender </text:span><text:span text:style-name="T67"><text:s/>un trabajo práctico obligatorio (con instancia recuperatoria). La defensa es a través de comunicación sincrónica en horario acordado con el/la alumno/a. </text:span></text:p>
                  </text:list-item>
                  <text:list-item>
                    <text:p text:style-name="P65"><text:span text:style-name="T66">Aprobar un examen (o su correspondiente instancia recuperatoria) a través de la plataforma PEDCO </text:span><text:span text:style-name="T71">con una nota superior al 70% del total del examen</text:span><text:span text:style-name="T66">. El mismo se establece en los horarios asignados a la cátedra. </text:span></text:p>
                  </text:list-item>
                </text:list>
              </text:list-item>
            </text:list>
            <text:p text:style-name="P67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8"/>
            <text:p text:style-name="P18"><text:span text:style-name="T44">H</text:span>ORARIOS DE CONSULTA DE ALUMNOS/<text:span text:style-name="T82">AS</text:span>:</text:p>
            <text:p text:style-name="P18"/>
            <text:p text:style-name="P9">Según disponibilidad de aulas, horarios acordados con los alumnos/<text:span text:style-name="T83">as</text:span>. </text:p>
            <text:p text:style-name="P10"/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4" office:value-type="string">
            <text:p text:style-name="P18"/>
            <text:p text:style-name="P18">BIBLIOGRAFÍA BÁSICA: </text:p>
            <text:list xml:id="list2068549386" text:style-name="WW8Num8">
              <text:list-header>
                <text:p text:style-name="P71"><text:span text:style-name="Strong_20_Emphasis"><text:span text:style-name="T37"/></text:span></text:p>
              </text:list-header>
              <text:list-item>
                <text:p text:style-name="P71"><text:span text:style-name="Strong_20_Emphasis"><text:span text:style-name="T37">Pagina man</text:span></text:span><text:span text:style-name="Strong_20_Emphasis"><text:span text:style-name="T40">ual en linea </text:span></text:span><text:span text:style-name="Strong_20_Emphasis"><text:span text:style-name="T37">de BASH. </text:span></text:span></text:p>
              </text:list-item>
              <text:list-item>
                <text:p text:style-name="P72"><text:span text:style-name="Strong_20_Emphasis"><text:span text:style-name="T38">Beginning Linux Programming 4</text:span></text:span><text:span text:style-name="Strong_20_Emphasis"><text:span text:style-name="T42">th</text:span></text:span><text:span text:style-name="Strong_20_Emphasis"><text:span text:style-name="T38"> Edition. Neil Matthews. Richard Stones. <text:s/></text:span></text:span></text:p>
              </text:list-item>
              <text:list-item>
                <text:p text:style-name="P71"><text:span text:style-name="Strong_20_Emphasis"><text:span text:style-name="T37">Libro “Bash Guide for Beginners”, de Machtelt Garrels </text:span></text:span></text:p>
              </text:list-item>
              <text:list-item>
                <text:p text:style-name="P71"><text:span text:style-name="Strong_20_Emphasis"><text:span text:style-name="T37">Libro “Advanced Bash-Scripting Guide”, de Mendel Cooper </text:span></text:span></text:p>
                <text:p text:style-name="P71"><text:span text:style-name="Strong_20_Emphasis"><text:span text:style-name="T37">Ambos libros están disponibles en varios formatos diferentes en </text:span></text:span><text:span text:style-name="Strong_20_Emphasis"><text:span text:style-name="T39">Linux Documentation Project Books : </text:span></text:span><text:a xlink:type="simple" xlink:href="http://tldp.org/guides.html" text:style-name="Internet_20_link" text:visited-style-name="Visited_20_Internet_20_Link"><text:span text:style-name="Strong_20_Emphasis"><text:span text:style-name="T41">http://tldp.org/guides.html</text:span></text:span></text:a></text:p>
              </text:list-item>
            </text:list>
            <text:p text:style-name="P23"/>
            <text:p text:style-name="P34"><text:span text:style-name="T17">BIBLIOGRAFÍA </text:span><text:span text:style-name="T23">COMPLEMENTARIA</text:span><text:span text:style-name="T17">:</text:span></text:p>
            <text:list xml:id="list180816624560643" text:continue-numbering="true" text:style-name="WW8Num8">
              <text:list-item>
                <text:p text:style-name="P73"><text:span text:style-name="Strong_20_Emphasis"><text:span text:style-name="T37">Libro “El Entorno De Programación Unix”, de Kernighan, y Rob Pike, </text:span></text:span><text:span text:style-name="Strong_20_Emphasis"><text:span text:style-name="T39">editorial Prentice hall, 1995, ISBN-14 978-</text:span></text:span><text:span text:style-name="Strong_20_Emphasis"><text:span text:style-name="T37"> </text:span></text:span><text:span text:style-name="Strong_20_Emphasis"><text:span text:style-name="T39">9688800676</text:span></text:span></text:p>
                <text:p text:style-name="P74"><text:span text:style-name="Strong_20_Emphasis"><text:span text:style-name="T43"/></text:span></text:p>
                <text:p text:style-name="P69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29"/>
            <text:p text:style-name="P28">FIRMA DEL PROFESOR</text:p>
          </table:table-cell>
          <table:table-cell table:style-name="Table1.B15" table:number-columns-spanned="2" office:value-type="string">
            <text:p text:style-name="P29">FIRMA DEL DIRECTOR DE DEPARTA<text:span text:style-name="T36">ME</text:span>NTO</text:p>
          </table:table-cell>
          <table:covered-table-cell/>
          <table:table-cell table:style-name="Table1.D15" office:value-type="string">
            <text:p text:style-name="P28"/>
            <text:p text:style-name="P29">FIRMA DE LA SECRETARIA ACADEMICA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3" style:display-name="Texto independiente 3" style:family="paragraph" style:parent-style-name="Standard">
      <style:paragraph-properties fo:text-align="justify" style:justify-single-word="false" fo:orphans="0" fo:widows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etras" style:family="paragraph" style:parent-style-name="Standard">
      <style:text-properties style:font-name="Book Antiqua" fo:font-family="'Book Antiqua'" style:font-family-generic="roman" style:font-pitch="variable" fo:font-size="10pt" style:font-size-asian="10pt" style:font-name-complex="Book Antiqua" style:font-family-complex="'Book Antiqua'" style:font-family-generic-complex="roman" style:font-pitch-complex="variable"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style:contextual-spacing="false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style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T1" style:family="text">
      <style:text-properties fo:language="es" fo:country="A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20.999cm" fo:page-height="29.699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19cm" fo:margin-left="0cm" fo:margin-right="0cm" fo:margin-bottom="3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15cm" svg:height="3.03cm" draw:z-index="7"><draw:image xlink:href="Pictures/1000000000000292000000867858A64F29289884.png" xlink:type="simple" xlink:show="embed" xlink:actuate="onLoad" draw:mime-type="image/png"/></draw:frame><draw:frame draw:style-name="Mfr2" draw:name="Frame1" text:anchor-type="char" svg:y="0.002cm" draw:z-index="3"><draw:text-box fo:min-height="0.37cm" fo:min-width="0.041cm"><text:p text:style-name="Header"><text:span text:style-name="Page_20_Number"><text:span text:style-name="MT1"><text:page-number text:select-page="current">4</text:page-number></text:span>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ÁREA: </dc:title>
    <meta:initial-creator>Laura</meta:initial-creator>
    <meta:creation-date>2010-06-04T16:47:00</meta:creation-date>
    <dc:date>2021-04-14T18:08:15.405168100</dc:date>
    <dc:language>en-US</dc:language>
    <meta:editing-cycles>162</meta:editing-cycles>
    <meta:editing-duration>PT22H16M49S</meta:editing-duration>
    <meta:document-statistic meta:table-count="1" meta:image-count="1" meta:object-count="0" meta:page-count="4" meta:paragraph-count="102" meta:word-count="1281" meta:character-count="8599" meta:non-whitespace-character-count="7365"/>
    <meta:user-defined meta:name="Info 1"/>
    <meta:user-defined meta:name="Info 2"/>
    <meta:user-defined meta:name="Info 3"/>
    <meta:user-defined meta:name="Info 4"/>
  </office:meta>
</office:document-meta>
</file>